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a4b7" officeooo:paragraph-rsid="000da4b7"/>
    </style:style>
    <style:style style:name="P2" style:family="paragraph" style:parent-style-name="Standard" style:list-style-name="L1">
      <style:text-properties officeooo:rsid="000da4b7" officeooo:paragraph-rsid="000da4b7"/>
    </style:style>
    <style:style style:name="P3" style:family="paragraph" style:parent-style-name="Standard" style:list-style-name="L2">
      <style:text-properties officeooo:rsid="000da4b7" officeooo:paragraph-rsid="000da4b7"/>
    </style:style>
    <style:style style:name="P4" style:family="paragraph" style:parent-style-name="Standard" style:list-style-name="L3">
      <style:text-properties officeooo:rsid="000da4b7" officeooo:paragraph-rsid="000da4b7"/>
    </style:style>
    <style:style style:name="P5" style:family="paragraph" style:parent-style-name="Standard" style:list-style-name="L4">
      <style:text-properties officeooo:rsid="000da4b7" officeooo:paragraph-rsid="000da4b7"/>
    </style:style>
    <style:style style:name="P6" style:family="paragraph" style:parent-style-name="Standard" style:list-style-name="L5">
      <style:text-properties officeooo:rsid="000da4b7" officeooo:paragraph-rsid="000da4b7"/>
    </style:style>
    <style:style style:name="P7" style:family="paragraph" style:parent-style-name="Standard">
      <style:text-properties officeooo:rsid="000e41de" officeooo:paragraph-rsid="000e41de"/>
    </style:style>
    <style:style style:name="P8" style:family="paragraph" style:parent-style-name="Standard" style:list-style-name="L6">
      <style:text-properties officeooo:rsid="000e41de" officeooo:paragraph-rsid="000e41de"/>
    </style:style>
    <style:style style:name="P9" style:family="paragraph" style:parent-style-name="Standard" style:list-style-name="L5">
      <style:text-properties officeooo:rsid="000e41de" officeooo:paragraph-rsid="000e41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 Español</text:p>
      <text:p text:style-name="P7">Junio 2019</text:p>
      <text:p text:style-name="P1"/>
      <text:p text:style-name="P1">External</text:p>
      <text:p text:style-name="P1"/>
      <text:p text:style-name="P1">CE</text:p>
      <text:list xml:id="list2084963793587387987" text:style-name="L1">
        <text:list-item>
          <text:p text:style-name="P2">¼</text:p>
        </text:list-item>
        <text:list-item>
          <text:p text:style-name="P2">1 – 3 documentos</text:p>
          <text:p text:style-name="P2">Preguntas</text:p>
        </text:list-item>
      </text:list>
      <text:p text:style-name="P1"/>
      <text:p text:style-name="P1">EE</text:p>
      <text:list xml:id="list4118044431309230590" text:style-name="L2">
        <text:list-item>
          <text:p text:style-name="P3">¼</text:p>
        </text:list-item>
        <text:list-item>
          <text:p text:style-name="P3">Argumentación</text:p>
          <text:p text:style-name="P3">Un lazo con las nociones</text:p>
        </text:list-item>
      </text:list>
      <text:p text:style-name="P1"/>
      <text:p text:style-name="P1"/>
      <text:p text:style-name="P1">Internal</text:p>
      <text:p text:style-name="P1"/>
      <text:p text:style-name="P1">CO</text:p>
      <text:list xml:id="list3697407812699450203" text:style-name="L3">
        <text:list-item>
          <text:p text:style-name="P4">¼</text:p>
        </text:list-item>
        <text:list-item>
          <text:p text:style-name="P4">Marzo – Abril</text:p>
        </text:list-item>
        <text:list-item>
          <text:p text:style-name="P4">Audio 1min30 * 3 // 1min</text:p>
        </text:list-item>
        <text:list-item>
          <text:p text:style-name="P4">10min redactar lo que habéis entendido en francés</text:p>
        </text:list-item>
      </text:list>
      <text:p text:style-name="P1"/>
      <text:p text:style-name="P1">EOC/I</text:p>
      <text:list xml:id="list5436719793141763602" text:style-name="L5">
        <text:list-item>
          <text:p text:style-name="P6">¼</text:p>
        </text:list-item>
        <text:list-item>
          <text:p text:style-name="P9">Mayo</text:p>
        </text:list-item>
        <text:list-item>
          <text:p text:style-name="P9">Preparación 10min</text:p>
          <text:p text:style-name="P9">Expreción 5min</text:p>
          <text:p text:style-name="P9">Interacción 5min</text:p>
        </text:list-item>
        <text:list-item>
          <text:p text:style-name="P9">On tire au sort une des 4 notions</text:p>
        </text:list-item>
      </text:list>
      <text:p text:style-name="P1"/>
      <text:p text:style-name="P1"/>
      <text:p text:style-name="P1"/>
      <text:p text:style-name="P1">4 nociones</text:p>
      <text:list xml:id="list3534286023410002026" text:style-name="L4">
        <text:list-item>
          <text:p text:style-name="P5">Mitos y Héroes</text:p>
        </text:list-item>
        <text:list-item>
          <text:p text:style-name="P5">Lugares y formas del Poder</text:p>
        </text:list-item>
        <text:list-item>
          <text:p text:style-name="P5">Idea del Progreso</text:p>
        </text:list-item>
        <text:list-item>
          <text:p text:style-name="P5">Espacios e Intercambios</text:p>
        </text:list-item>
      </text:list>
      <text:p text:style-name="P1"/>
      <text:p text:style-name="P1"/>
      <text:p text:style-name="P1"/>
      <text:p text:style-name="P1"/>
      <text:p text:style-name="P7">Vocabulaire :</text:p>
      <text:list xml:id="list6124107596160374051" text:style-name="L6">
        <text:list-item>
          <text:p text:style-name="P8">un lazo = un lien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6T15:15:44.314000000</meta:creation-date>
    <dc:date>2018-09-06T15:39:13.808000000</dc:date>
    <meta:editing-duration>PT3M9S</meta:editing-duration>
    <meta:editing-cycles>1</meta:editing-cycles>
    <meta:document-statistic meta:table-count="0" meta:image-count="0" meta:object-count="0" meta:page-count="1" meta:paragraph-count="31" meta:word-count="99" meta:character-count="425" meta:non-whitespace-character-count="376"/>
    <meta:generator>LibreOffice/5.1.6.2$Windows_x86 LibreOffice_project/07ac168c60a517dba0f0d7bc7540f5afa45f0909</meta:generator>
  </office:meta>
</office:document-meta>
</file>